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9.05933333333333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1.82033333333333cm" style:use-optimal-column-width="true"/>
    </style:style>
    <style:style style:name="co5" style:family="table-column">
      <style:table-column-properties fo:break-before="auto" style:column-width="1.8415cm" style:use-optimal-column-width="true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2.18016666666667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5.79966666666667cm" style:use-optimal-column-width="true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2.30716666666667cm" style:use-optimal-column-width="true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2.26483333333333cm" style:use-optimal-column-width="true"/>
    </style:style>
    <style:style style:name="co14" style:family="table-column">
      <style:table-column-properties fo:break-before="auto" style:column-width="3.937cm" style:use-optimal-column-width="true"/>
    </style:style>
    <style:style style:name="co15" style:family="table-column">
      <style:table-column-properties fo:break-before="auto" style:column-width="1.92616666666667cm" style:use-optimal-column-width="true"/>
    </style:style>
    <style:style style:name="co16" style:family="table-column">
      <style:table-column-properties fo:break-before="auto" style:column-width="2.13783333333333cm" style:use-optimal-column-width="true"/>
    </style:style>
    <style:style style:name="co17" style:family="table-column">
      <style:table-column-properties fo:break-before="auto" style:column-width="1.75683333333333cm" style:use-optimal-column-width="true"/>
    </style:style>
    <style:style style:name="co18" style:family="table-column">
      <style:table-column-properties fo:break-before="auto" style:column-width="2.6035cm" style:use-optimal-column-width="true"/>
    </style:style>
    <style:style style:name="co19" style:family="table-column">
      <style:table-column-properties fo:break-before="auto" style:column-width="1.22766666666667cm" style:use-optimal-column-width="true"/>
    </style:style>
    <style:style style:name="co20" style:family="table-column">
      <style:table-column-properties fo:break-before="auto" style:column-width="1.69333333333333cm" style:use-optimal-column-width="true"/>
    </style:style>
    <style:style style:name="co21" style:family="table-column">
      <style:table-column-properties fo:break-before="auto" style:column-width="1.143cm" style:use-optimal-column-width="true"/>
    </style:style>
    <style:style style:name="co22" style:family="table-column">
      <style:table-column-properties fo:break-before="auto" style:column-width="2.24366666666667cm" style:use-optimal-column-width="true"/>
    </style:style>
    <style:style style:name="co23" style:family="table-column">
      <style:table-column-properties fo:break-before="auto" style:column-width="5.03766666666667cm" style:use-optimal-column-width="true"/>
    </style:style>
    <style:style style:name="co24" style:family="table-column">
      <style:table-column-properties fo:break-before="auto" style:column-width="7.112cm" style:use-optimal-column-width="true"/>
    </style:style>
    <style:style style:name="co25" style:family="table-column">
      <style:table-column-properties fo:break-before="auto" style:column-width="1.67216666666667cm" style:use-optimal-column-width="true"/>
    </style:style>
    <style:style style:name="co26" style:family="table-column">
      <style:table-column-properties fo:break-before="auto" style:column-width="3.89466666666667cm" style:use-optimal-column-width="true"/>
    </style:style>
    <style:style style:name="co27" style:family="table-column">
      <style:table-column-properties fo:break-before="auto" style:column-width="3.64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miterelac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3" table:default-cell-style-name="ce1"/>
        <table:table-column table:style-name="co10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7" table:default-cell-style-name="ce1"/>
        <table:table-column table:style-name="co20" table:default-cell-style-name="ce1"/>
        <table:table-column table:style-name="co16" table:default-cell-style-name="ce1"/>
        <table:table-column table:style-name="co19" table:default-cell-style-name="ce1"/>
        <table:table-column table:style-name="co4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21" table:default-cell-style-name="ce1"/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1"/>
        <table:table-column table:style-name="co10" table:number-columns-repeated="16333" table:default-cell-style-name="ce1"/>
        <table:table-row table:style-name="ro1">
          <table:table-cell office:value-type="string" table:style-name="ce2">
            <text:p>idl</text:p>
          </table:table-cell>
          <table:table-cell office:value-type="string" table:style-name="ce2">
            <text:p>limitacion</text:p>
          </table:table-cell>
          <table:table-cell office:value-type="string" table:style-name="ce2">
            <text:p>subtl1</text:p>
          </table:table-cell>
          <table:table-cell office:value-type="string" table:style-name="ce2">
            <text:p>tfl1</text:p>
          </table:table-cell>
          <table:table-cell office:value-type="string" table:style-name="ce2">
            <text:p>subtipofl</text:p>
          </table:table-cell>
          <table:table-cell office:value-type="string" table:style-name="ce2">
            <text:p>noriginalfl1</text:p>
          </table:table-cell>
          <table:table-cell office:value-type="string" table:style-name="ce2">
            <text:p>nfrutal1</text:p>
          </table:table-cell>
          <table:table-cell office:value-type="string" table:style-name="ce2">
            <text:p>modl</text:p>
          </table:table-cell>
          <table:table-cell office:value-type="string" table:style-name="ce2">
            <text:p>imgfl1</text:p>
          </table:table-cell>
          <table:table-cell office:value-type="string" table:style-name="ce2">
            <text:p>subtl2</text:p>
          </table:table-cell>
          <table:table-cell office:value-type="string" table:style-name="ce2">
            <text:p>tfl2</text:p>
          </table:table-cell>
          <table:table-cell office:value-type="string" table:style-name="ce2">
            <text:p>noriginalfl2</text:p>
          </table:table-cell>
          <table:table-cell office:value-type="string" table:style-name="ce2">
            <text:p>nfrutal2</text:p>
          </table:table-cell>
          <table:table-cell office:value-type="string" table:style-name="ce2">
            <text:p>imgfl2</text:p>
          </table:table-cell>
          <table:table-cell office:value-type="string" table:style-name="ce2">
            <text:p>subtl3</text:p>
          </table:table-cell>
          <table:table-cell office:value-type="string" table:style-name="ce2">
            <text:p>tfl3</text:p>
          </table:table-cell>
          <table:table-cell office:value-type="string" table:style-name="ce2">
            <text:p>noriginalfl3</text:p>
          </table:table-cell>
          <table:table-cell office:value-type="string" table:style-name="ce2">
            <text:p>nfrutal3</text:p>
          </table:table-cell>
          <table:table-cell office:value-type="string" table:style-name="ce2">
            <text:p>imgfl3</text:p>
          </table:table-cell>
          <table:table-cell office:value-type="string" table:style-name="ce2">
            <text:p>subtl4</text:p>
          </table:table-cell>
          <table:table-cell office:value-type="string" table:style-name="ce2">
            <text:p>tfl4</text:p>
          </table:table-cell>
          <table:table-cell office:value-type="string" table:style-name="ce2">
            <text:p>noriginalfl4</text:p>
          </table:table-cell>
          <table:table-cell office:value-type="string" table:style-name="ce2">
            <text:p>nfrutal4</text:p>
          </table:table-cell>
          <table:table-cell office:value-type="string" table:style-name="ce2">
            <text:p>imgfl4</text:p>
          </table:table-cell>
          <table:table-cell office:value-type="string" table:style-name="ce2">
            <text:p>subtl5</text:p>
          </table:table-cell>
          <table:table-cell office:value-type="string" table:style-name="ce2">
            <text:p>tfl5</text:p>
          </table:table-cell>
          <table:table-cell office:value-type="string" table:style-name="ce2">
            <text:p>noriginalfl5</text:p>
          </table:table-cell>
          <table:table-cell office:value-type="string" table:style-name="ce2">
            <text:p>nfrutal5</text:p>
          </table:table-cell>
          <table:table-cell office:value-type="string" table:style-name="ce2">
            <text:p>imgfl5</text:p>
          </table:table-cell>
          <table:table-cell office:value-type="string" table:style-name="ce2">
            <text:p>subtl6</text:p>
          </table:table-cell>
          <table:table-cell office:value-type="string" table:style-name="ce2">
            <text:p>tfl6</text:p>
          </table:table-cell>
          <table:table-cell office:value-type="string" table:style-name="ce2">
            <text:p>noriginalfl6</text:p>
          </table:table-cell>
          <table:table-cell office:value-type="string" table:style-name="ce2">
            <text:p>nfrutal6</text:p>
          </table:table-cell>
          <table:table-cell office:value-type="string" table:style-name="ce2">
            <text:p>imgfl6</text:p>
          </table:table-cell>
          <table:table-cell office:value-type="string" table:style-name="ce2">
            <text:p>subtl7</text:p>
          </table:table-cell>
          <table:table-cell office:value-type="string" table:style-name="ce2">
            <text:p>tfl7</text:p>
          </table:table-cell>
          <table:table-cell office:value-type="string" table:style-name="ce2">
            <text:p>noriginalfl7</text:p>
          </table:table-cell>
          <table:table-cell office:value-type="string" table:style-name="ce2">
            <text:p>nfrutal7</text:p>
          </table:table-cell>
          <table:table-cell office:value-type="string" table:style-name="ce2">
            <text:p>imgfl7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usuarioanterior</text:p>
          </table:table-cell>
          <table:table-cell office:value-type="string" table:style-name="ce2">
            <text:p>imgusuarioanterior</text:p>
          </table:table-cell>
          <table:table-cell table:number-columns-repeated="1633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table:number-columns-repeated="1633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iquid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o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ncerrado/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table:number-columns-repeated="1633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ncerrado/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Har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taques Cortantes, Fuego y Hielo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año Excesiv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table:number-columns-repeated="1633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ortar Las 8 Cabez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table:number-columns-repeated="1633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Ataques Fisicos y Pies En Tier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lor y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Tocar La Cara De Otros/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table:number-columns-repeated="1633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Espejos y Gesto Para Activarl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gu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Ataques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Objetos No Metalic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No Mover El Cuerpo Sin Al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Usar Un Objeto Externo (Tijeras)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No Mover El Cuerpo Sin Alm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table:number-columns-repeated="1633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anos Ocupad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Agota Resistencia y Radio ROOM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Cierto Medic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Haya Objetos Metalicos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taques Cortante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Quedarse Sin Muñecos De 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No Oir Na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Sentirse Atraido/a Por La Perso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Levitar Seres Viv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table:number-columns-repeated="1633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ka Deka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or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Tocar El Cuerpo De Otros/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Tener Una Hoja o Pied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us Propias Arm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Asustar Al Usuari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table:number-columns-repeated="1633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Usar Un Objeto Externo (Aguj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Quedarse Inconc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Saber 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Haya Piedras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table:number-columns-repeated="1633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Inf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table:number-columns-repeated="1633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alor y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Agua y Gesto Para Activar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table:number-columns-repeated="1633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ener Un Ser Vivo Cer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Usar Un Objeto Externo (Tijeras)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Alimentos Tienen Mal Sab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Tener Alguien Para Fusionars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Oponente Ayude Al Usuari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Crear Demasiados Kibi Dan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Viajar Al Pa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table:number-columns-repeated="16333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No Revetir Los Efecto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Saber 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Manos Ocupad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entirse Atraido/a Por La Perso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ont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Bluegr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turn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Jaygarcia Satur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Solo Hablar Con Animal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Oponente Resistente Al Calor y 10000 Grad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Combinar Materiales Consumido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Aumentar Velocidad y Tamaño Hasta 100 Ve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Perder Su Propia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Atravesar Materia Organi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Oponente Con Or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No Oir Nada</text:p>
          </table:table-cell>
          <table:table-cell office:value-type="string" table:style-name="ce1">
            <text:p>Anul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Usar Un Objeto Externo (Flauta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table:number-columns-repeated="16333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Siempre Las Manos Del Usuario En Pistola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Grasa Quemada Con Metabolismo Alto y Actividad Fisic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Oponente Resistente Al 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Usar Un Objeto Externo (Reliquia De Muerto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Ataques Electricos</text:p>
          </table:table-cell>
          <table:table-cell office:value-type="string" table:style-name="ce1">
            <text:p>Superio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Limite De Tiempo Desconocido En Transformacion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Tiempo Para Activarl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Extrae Poder De Fans De Fischer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Ninguna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Gunyo Guny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pot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Prince Gr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Ataques Fisicos y Cortantes</text:p>
          </table:table-cell>
          <table:table-cell office:value-type="string" table:style-name="ce1">
            <text:p>Opuesta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imilar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table:number-columns-repeated="16333"/>
        </table:table-row>
        <table:table-row table:number-rows-repeated="10483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David CM</meta:initial-creator>
    <dc:creator>David CM</dc:creator>
    <meta:creation-date>2022-11-30T15:49:17Z</meta:creation-date>
    <dc:date>2023-10-13T13:56:53Z</dc:date>
  </office:meta>
</office:document-meta>
</file>